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bfbfbf" style:font-name="ZapfDingbats1" fo:font-size="14pt" officeooo:paragraph-rsid="00039c26" style:font-name-asian="ZapfDingbats1" style:font-size-asian="14pt" style:font-name-complex="ZapfDingbats1" style:font-size-complex="14pt"/>
    </style:style>
    <style:style style:name="P2" style:family="paragraph" style:parent-style-name="Code">
      <style:text-properties style:font-name-asian="TheSansMonoConNormal1"/>
    </style:style>
    <style:style style:name="P3" style:family="paragraph" style:parent-style-name="Code">
      <style:text-properties officeooo:paragraph-rsid="0005f42d"/>
    </style:style>
    <style:style style:name="P4" style:family="paragraph" style:parent-style-name="Code">
      <style:text-properties officeooo:paragraph-rsid="000763b1"/>
    </style:style>
    <style:style style:name="P5" style:family="paragraph" style:parent-style-name="Chapter_20_Title" style:master-page-name="Standard">
      <style:paragraph-properties style:page-number="auto"/>
    </style:style>
    <style:style style:name="P6" style:family="paragraph" style:parent-style-name="Bullet" style:list-style-name="WW8Num2">
      <style:paragraph-properties style:line-height-at-least="0.0693in"/>
    </style:style>
    <style:style style:name="P7" style:family="paragraph" style:parent-style-name="Bullet" style:list-style-name="WW8Num2">
      <style:paragraph-properties style:line-height-at-least="0.0693in"/>
      <style:text-properties fo:font-style="normal" style:font-style-asian="normal" style:font-style-complex="normal"/>
    </style:style>
    <style:style style:name="P8" style:family="paragraph" style:parent-style-name="Code">
      <style:text-properties style:font-name-asian="TheSansMonoConNormal1"/>
    </style:style>
    <style:style style:name="T1" style:family="text">
      <style:text-properties fo:language="none" fo:country="none" fo:font-weight="bold" style:font-weight-asian="bold"/>
    </style:style>
    <style:style style:name="T2" style:family="text">
      <style:text-properties fo:language="none"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style:font-name="Utopia-Bold" style:font-name-complex="Utopia-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HelveticaNeue Condensed1" style:font-weight-asian="bold"/>
    </style:style>
    <style:style style:name="T9" style:family="text">
      <style:text-properties style:font-name-asian="TheSansMonoConNormal1"/>
    </style:style>
    <style:style style:name="T10" style:family="text">
      <style:text-properties style:font-name="TheSansMonoCondensed-SemiLightI" style:font-name-complex="TheSansMonoCondensed-SemiLightI"/>
    </style:style>
    <style:style style:name="T11" style:family="text">
      <style:text-properties style:font-name="Helvetica (TT) Regular" style:font-name-complex="Helvetica (TT) Regular"/>
    </style:style>
    <style:style style:name="T12" style:family="text">
      <style:text-properties style:font-name="Utopia-Italic" style:font-name-complex="Utopia-Italic"/>
    </style:style>
    <style:style style:name="T13" style:family="text">
      <style:text-properties style:font-name="Utopia-Italic" fo:font-style="normal" style:font-style-asian="normal" style:font-name-complex="Utopia-Italic"/>
    </style:style>
    <style:style style:name="T14" style:family="text">
      <style:text-properties officeooo:rsid="0004c49b"/>
    </style:style>
    <style:style style:name="T15" style:family="text">
      <style:text-properties style:use-window-font-color="true" style:font-name="Utopia" fo:font-size="11pt" fo:language="en" fo:country="GB" officeooo:rsid="0004c49b" style:font-name-asian="Calibri" style:font-size-asian="11pt" style:font-name-complex="Utopia" style:font-size-complex="11pt" style:language-complex="ar" style:country-complex="SA"/>
    </style:style>
    <style:style style:name="T16" style:family="text">
      <style:text-properties style:use-window-font-color="true" style:font-name="TheSansMonoConNormal" fo:font-size="11pt" fo:language="none" fo:country="none" officeooo:rsid="00058cb3" style:font-name-asian="Calibri" style:font-size-asian="11pt" style:language-asian="none" style:country-asian="none" style:font-name-complex="TheSansMonoConNormal" style:font-size-complex="11pt" style:language-complex="ar" style:country-complex="SA"/>
    </style:style>
    <style:style style:name="T17" style:family="text">
      <style:text-properties style:use-window-font-color="true" style:font-name="TheSansMonoConNormal" fo:font-size="11pt" fo:language="none" fo:country="none" officeooo:rsid="0005f42d" style:font-name-asian="Calibri" style:font-size-asian="11pt" style:language-asian="none" style:country-asian="none" style:font-name-complex="TheSansMonoConNormal" style:font-size-complex="11pt" style:language-complex="ar" style:country-complex="SA"/>
    </style:style>
    <style:style style:name="T18" style:family="text">
      <style:text-properties style:use-window-font-color="true" style:font-name="TheSansMonoConNormal" fo:font-size="11pt" fo:language="none" fo:country="none" officeooo:rsid="000763b1" style:font-name-asian="Calibri" style:font-size-asian="11pt" style:language-asian="none" style:country-asian="none" style:font-name-complex="TheSansMonoConNormal" style:font-size-complex="11pt" style:language-complex="ar" style:country-complex="SA"/>
    </style:style>
    <style:style style:name="T19" style:family="text">
      <style:text-properties style:use-window-font-color="true" style:font-name="TheSansMonoConNormal" fo:font-size="11pt" fo:language="none" fo:country="none" fo:font-weight="bold" officeooo:rsid="000763b1" style:font-name-asian="Calibri" style:font-size-asian="11pt" style:language-asian="none" style:country-asian="none" style:font-weight-asian="bold" style:font-name-complex="TheSansMonoConNormal" style:font-size-complex="11pt" style:language-complex="ar" style:country-complex="SA" style:font-weight-complex="bold"/>
    </style:style>
    <style:style style:name="T20" style:family="text">
      <style:text-properties officeooo:rsid="00058cb3"/>
    </style:style>
    <style:style style:name="T21" style:family="text">
      <style:text-properties officeooo:rsid="0005f42d"/>
    </style:style>
    <style:style style:name="T22" style:family="text">
      <style:text-properties officeooo:rsid="000763b1"/>
    </style:style>
  </office:automatic-styles>
  <office:body>
    <office:text text:use-soft-page-breaks="true">
      <office:forms form:automatic-focus="false" form:apply-design-mode="false"/>
      <text:tracked-changes>
        <text:changed-region xml:id="ct94532939268176" text:id="ct94532939268176">
          <text:insertion>
            <office:change-info>
              <dc:creator>Ray Lischner</dc:creator>
              <dc:date>2020-03-16T09:00: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aracter Categories</text:p>
      <text:p text:style-name="Body_20_Text_20_First">Exploration 17 introduced and discussed characters. This Exploration continues that discussion with character classification<text:span text:style-name="T3"> </text:span>(e.g., upper or lowercase, digit or letter), which<text:span text:style-name="T3">,</text:span> as you will see, turns out to be more complicated than you might have expected.</text:p>
      <text:h text:style-name="Heading_20_1" text:outline-level="1"><text:bookmark-start text:name="set"/>Character Sets</text:h>
      <text:p text:style-name="Body_20_Text_20_First">As you learned in Exploration 17, the numeric value of a<text:span text:style-name="T3"> </text:span>character, such as <text:span text:style-name="Code_20_Inline">'A'</text:span>, depends on the character set. The compiler must decide which character set to use at compile time and at runtime. This is typically based on preferences that the end user selects in the host operating system.</text:p>
      <text:p text:style-name="Body_20_Text_20_Cont">Character-set issues rarely arise for the basic subset of characters—such as letters, digits, and punctuation symbols—that are used to write C++ source code. <text:span text:style-name="T15">Y</text:span>ou will <text:span text:style-name="T14">most likely </text:span>find yourself using one or more character sets that share some common characteristics. For example, all ISO 8859 character sets use the same numeric values for the letters of the Roman alphabet, digits, and basic punctuation. Even most Asian character sets preserve the values of these basic characters.</text:p>
      <text:p text:style-name="Body_20_Text_20_Cont">Thus, most programmers blithely ignore the character-set issue. We use character literals, such as <text:span text:style-name="Code_20_Inline">'%'</text:span> and assume the program will function the way we expect it to, on any system, anywhere in the world—and we are usually right. But not always.</text:p>
      <text:p text:style-name="Body_20_Text_20_Cont">Assuming the basic characters are always available in a portable manner, we can modify the word-counting program to treat only letters as characters that make up a word. The program would no longer count <text:span text:style-name="Code_20_Inline">right</text:span> and <text:span text:style-name="Code_20_Inline">right?</text:span> as two distinct words. <text:soft-page-break/>The <text:span text:style-name="Code_20_Inline">string</text:span> type offers several member functions that can help us search in strings, extract substrings, and so on.</text:p>
      <text:p text:style-name="Body_20_Text_20_Cont">For example, you can build a string that contains only the letters and any other characters that you want to consider to be part of a word (such as <text:span text:style-name="Code_20_Inline">'-'</text:span>). After reading each word from the input stream, make a copy of the word but keep only the characters that are in the string of acceptable characters. Use the <text:span text:style-name="Code_20_Inline">find</text:span> member function to try to find each character; <text:span text:style-name="Code_20_Inline">find</text:span> returns the zero-based index of the character, if found, or <text:span text:style-name="Code_20_Inline">std::string::npos</text:span>, if not found.</text:p>
      <text:p text:style-name="Body_20_Text_20_Cont"><text:span text:style-name="Strong_20_Emphasis"><text:span text:style-name="T5">Using the </text:span></text:span><text:span text:style-name="Code_20_Inline"><text:span text:style-name="T7">find</text:span></text:span><text:span text:style-name="Strong_20_Emphasis"><text:span text:style-name="T5"> function, rewrite Listing 15-3 to clean up the word string prior to inserting it in the map.</text:span></text:span> Test the program with a variety of input samples. How well does it work? Compare your program with Listing 18-1.</text:p>
      <text:p text:style-name="Code_20_Caption"><text:span text:style-name="T6">Listing</text:span><text:span text:style-name="T4"> </text:span><text:span text:style-name="T6">18-1.</text:span> Counting Words: Restricting Words to Letters and Letter-<text:span text:style-name="T3">L</text:span>ike Characters</text:p>
      <text:p text:style-name="Code">#include &lt;iomanip&gt;</text:p>
      <text:p text:style-name="Code">#include &lt;iostream&gt;</text:p>
      <text:p text:style-name="Code">#include &lt;map&gt;</text:p>
      <text:p text:style-name="Code">#include &lt;string&gt;</text:p>
      <text:p text:style-name="Code"/>
      <text:p text:style-name="Code">int main()</text:p>
      <text:p text:style-name="Code">{</text:p>
      <text:p text:style-name="Code"><text:span text:style-name="T9"><text:s text:c="2"/></text:span><text:span text:style-name="T17">using count_map =</text:span> std::map&lt;std::string, int&gt;;</text:p>
      <text:p text:style-name="P3"><text:span text:style-name="T9"><text:s text:c="2"/></text:span><text:span text:style-name="T17">using str_size <text:s/>= </text:span>std::string::size_type;</text:p>
      <text:p text:style-name="Code"/>
      <text:p text:style-name="Code"><text:span text:style-name="T9"><text:s text:c="2"/></text:span>count_map counts{};</text:p>
      <text:p text:style-name="Code"/>
      <text:p text:style-name="Code"><text:s text:c="2"/>// <text:span text:style-name="T21">Characters that are considered to be okay for use in words.</text:span></text:p>
      <text:p text:style-name="Code"><text:s text:c="2"/>// <text:span text:style-name="T21">Split a long string into parts, and the compiler joins the parts.</text:span></text:p>
      <text:p text:style-name="Code"><text:span text:style-name="Strong_20_Emphasis"><text:span text:style-name="T9"><text:s text:c="2"/></text:span></text:span><text:span text:style-name="Strong_20_Emphasis">std::string okay{"ABCDEFGHIJKLMNOPQRSTUVWXYZ"</text:span></text:p>
      <text:p text:style-name="Code"><text:span text:style-name="Strong_20_Emphasis"><text:span text:style-name="T9"><text:s text:c="19"/></text:span></text:span><text:span text:style-name="Strong_20_Emphasis">"abcdefghijklmnopqrstuvwxyz"</text:span></text:p>
      <text:p text:style-name="Code"><text:span text:style-name="Strong_20_Emphasis"><text:span text:style-name="T9"><text:s text:c="19"/></text:span></text:span><text:span text:style-name="Strong_20_Emphasis">"0123456789-_"};</text:span></text:p>
      <text:p text:style-name="P2"><text:s text:c="2"/></text:p>
      <text:p text:style-name="P3"><text:span text:style-name="T9"><text:s text:c="2"/></text:span>// Read words from the standard input and count the number of times</text:p>
      <text:p text:style-name="P3"><text:span text:style-name="T9"><text:s text:c="2"/></text:span>// each word occurs.</text:p>
      <text:p text:style-name="P3"><text:span text:style-name="T9"><text:s text:c="2"/></text:span>while (std::string word{}; std::cin &gt;&gt; word)</text:p>
      <text:p text:style-name="Code"><text:span text:style-name="T9"><text:s text:c="2"/></text:span>{</text:p>
      <text:p text:style-name="Code"><text:span text:style-name="Strong_20_Emphasis"><text:span text:style-name="T9"><text:s text:c="4"/></text:span></text:span><text:span text:style-name="Strong_20_Emphasis">// Make a copy of word, keeping only the characters that appear in okay.</text:span></text:p>
      <text:p text:style-name="Code"><text:span text:style-name="Strong_20_Emphasis"><text:span text:style-name="T9"><text:s text:c="4"/></text:span></text:span><text:span text:style-name="Strong_20_Emphasis">std::string copy{};</text:span></text:p>
      <text:p text:style-name="Code"><text:span text:style-name="Strong_20_Emphasis"><text:span text:style-name="T9"><text:s text:c="4"/></text:span></text:span><text:span text:style-name="Strong_20_Emphasis">for (char ch : word)</text:span></text:p>
      <text:p text:style-name="Code"><text:span text:style-name="Strong_20_Emphasis"><text:span text:style-name="T9"><text:s text:c="6"/></text:span></text:span><text:span text:style-name="Strong_20_Emphasis">if (okay.find(ch) != std::string::npos)</text:span></text:p>
      <text:p text:style-name="Code"><text:span text:style-name="Strong_20_Emphasis"><text:span text:style-name="T9"><text:s text:c="8"/></text:span></text:span><text:span text:style-name="Strong_20_Emphasis">copy.</text:span><text:span text:style-name="Strong_20_Emphasis"><text:span text:style-name="T14">emplace</text:span></text:span><text:span text:style-name="Strong_20_Emphasis">_back(ch);</text:span></text:p>
      <text:p text:style-name="Code"><text:span text:style-name="Strong_20_Emphasis"><text:span text:style-name="T9"><text:s text:c="4"/></text:span></text:span><text:span text:style-name="Strong_20_Emphasis">// The "word" might be all punctuation, so the copy would be empty.</text:span></text:p>
      <text:p text:style-name="Code"><text:span text:style-name="Strong_20_Emphasis"><text:span text:style-name="T9"><text:s text:c="4"/></text:span></text:span><text:span text:style-name="Strong_20_Emphasis">// Don't count empty strings.</text:span></text:p>
      <text:p text:style-name="Code"><text:span text:style-name="Strong_20_Emphasis"><text:span text:style-name="T9"><text:s text:c="4"/></text:span></text:span><text:span text:style-name="Strong_20_Emphasis">if (not copy.empty())</text:span></text:p>
      <text:p text:style-name="Code"><text:soft-page-break/><text:span text:style-name="Strong_20_Emphasis"><text:span text:style-name="T9"><text:s text:c="6"/></text:span></text:span><text:span text:style-name="Strong_20_Emphasis">++counts[copy];</text:span></text:p>
      <text:p text:style-name="Code"><text:span text:style-name="T9"><text:s text:c="2"/></text:span>}</text:p>
      <text:p text:style-name="Code"/>
      <text:p text:style-name="Code"><text:span text:style-name="T9"><text:s text:c="2"/></text:span>// Determine the longest word.</text:p>
      <text:p text:style-name="Code"><text:span text:style-name="T9"><text:s text:c="2"/></text:span>str_size longest{0};</text:p>
      <text:p text:style-name="Code"><text:span text:style-name="T9"><text:s text:c="2"/></text:span>for (auto pair : counts)</text:p>
      <text:p text:style-name="Code"><text:span text:style-name="T9"><text:s text:c="4"/></text:span>if (pair.first.size() &gt; longest)</text:p>
      <text:p text:style-name="Code"><text:span text:style-name="T9"><text:s text:c="6"/></text:span>longest = pair.first.size();</text:p>
      <text:p text:style-name="P2"><text:s text:c="2"/></text:p>
      <text:p text:style-name="Code"><text:span text:style-name="T9"><text:s text:c="2"/></text:span>// For each word/count pair...</text:p>
      <text:p text:style-name="Code"><text:span text:style-name="T9"><text:s text:c="2"/></text:span>const<text:span text:style-name="T14">expr</text:span> int count_size{10}; // Number of places for printing the count</text:p>
      <text:p text:style-name="Code"><text:span text:style-name="T9"><text:s text:c="2"/></text:span>for (auto pair : counts)</text:p>
      <text:p text:style-name="Code"><text:span text:style-name="T9"><text:s text:c="4"/></text:span>// Print the word, count, newline. Keep the columns neatly aligned.</text:p>
      <text:p text:style-name="Code"><text:span text:style-name="T9"><text:s text:c="4"/></text:span>std::cout &lt;&lt; std::setw(longest) <text:s text:c="3"/>&lt;&lt; std::left &lt;&lt; pair.first &lt;&lt;</text:p>
      <text:p text:style-name="Code"><text:span text:style-name="T9"><text:s text:c="17"/></text:span>std::setw(count_size) &lt;&lt; std::right &lt;&lt; pair.second &lt;&lt; '\n';</text:p>
      <text:p text:style-name="Code">}</text:p>
      <text:p text:style-name="Body_20_Text_20_Cont">Some of you may have written a program very similar to mine. Others among you—particularly those living outside the United States—may have written a slightly different program. Perhaps you included other characters in your string of acceptable characters.</text:p>
      <text:p text:style-name="Body_20_Text_20_Cont">For example, if you are French and using Microsoft Windows (and the Windows 1252 character set), you may have defined the <text:span text:style-name="Code_20_Inline">okay</text:span> object as follows:</text:p>
      <text:p text:style-name="Code">std::string okay{"ABCDEFGHIJKLMNOPQRSTUVWXYZÀÁÄÇÈÉÊËÎÏÔÙÛÜŒŸ"</text:p>
      <text:p text:style-name="Code"><text:span text:style-name="T9"><text:s text:c="12"/></text:span>"abcdefghijklmnopqrstuvwxyzàáäçèéêëîïöùûüœÿ"</text:p>
      <text:p text:style-name="Code"><text:span text:style-name="T9"><text:s text:c="12"/></text:span>"0123456789-_"};</text:p>
      <text:p text:style-name="Body_20_Text_20_Cont">But what if you then try to compile and run this program in a different environment, particularly one that uses the ISO 8859-1 character set (popular on UNIX systems)? ISO 8859-1 and Windows 1252 share many character codes but differ in a few significant ways. In particular, the characters <text:span text:style-name="Code_20_Inline">'Œ'</text:span>, <text:span text:style-name="Code_20_Inline">'œ'</text:span>, and <text:span text:style-name="Code_20_Inline">'Ÿ'</text:span> are missing from ISO 8859-1. As a result, the program may not compile successfully in an environment that uses ISO 8859-1 for the compile-time character set.</text:p>
      <text:p text:style-name="Body_20_Text_20_Cont">What if you want to share the program with a German user? Surely that user would want to include characters such as <text:span text:style-name="Code_20_Inline">'Ö'</text:span>, <text:span text:style-name="Code_20_Inline">'ö'</text:span>, and <text:span text:style-name="Code_20_Inline">'ß'</text:span> as letters. What about Greek, Russian, and Japanese users?</text:p>
      <text:p text:style-name="Body_20_Text_20_Cont">We need a better solution. Wouldn’t it be nice if C++ provided a simple function that would notify us if a character is a letter, without forcing us to hard-code exactly which characters are letters? Fortunately, it does.</text:p>
      <text:h text:style-name="Heading_20_1" text:outline-level="1"><text:bookmark-start text:name="set1"/><text:bookmark-end text:name="set"/><text:soft-page-break/>Character Categories</text:h>
      <text:p text:style-name="Body_20_Text_20_First">An easier way to write the program in Listing<text:span text:style-name="T3"> </text:span>18-1 is to call the <text:span text:style-name="Code_20_Inline">isalnum</text:span> function (declared in <text:span text:style-name="Code_20_Inline">&lt;locale&gt;</text:span>). This function indicates whether <text:span text:style-name="T3">a </text:span>character is alphanumeric in the runtime character set. The advantage of using <text:span text:style-name="Code_20_Inline">isalnum</text:span> is that you don’t <text:span text:style-name="T3">have</text:span> to enumerate all the possible alphanumeric characters; you don’t <text:span text:style-name="T3">have</text:span> to worry about differing character sets; and you don’t <text:span text:style-name="T3">have</text:span> to worry about accidentally omitting <text:span text:style-name="T3">a </text:span>character from the approved string.</text:p>
      <text:p text:style-name="Body_20_Text_20_Cont"><text:span text:style-name="Strong_20_Emphasis"><text:span text:style-name="T5">Rewrite Listing 18-1 to call </text:span></text:span><text:span text:style-name="Code_20_Inline"><text:span text:style-name="T2">isalnum</text:span></text:span><text:span text:style-name="Strong_20_Emphasis"><text:span text:style-name="T5"> instead of </text:span></text:span><text:span text:style-name="Code_20_Inline"><text:span text:style-name="T1">find</text:span></text:span><text:span text:style-name="Strong_20_Emphasis">.</text:span> The first argument to <text:span text:style-name="Code_20_Inline">std::isalnum</text:span> is the character to test, and the second is <text:span text:style-name="Code_20_Inline">std::locale{""}</text:span>. (Don’t worry yet about what that means. Have patience: I’ll get to that soon.)</text:p>
      <text:p text:style-name="Body_20_Text_20_Cont">Try running the program with a variety of alphabetic input, including accented characters. Compare the results with the results from your original program. The files that accompany this book include some samples that use a variety of character sets. Choose the sample that matches your everyday character set and run the program again, redirecting the input to that file.</text:p>
      <text:p text:style-name="Body_20_Text_20_Cont">If you need help with the program, see my version of the program in Listing 18-2. For the sake of brevity, I eliminated the neat-output part of the code, reverting to simple strings and tabs. Feel free to restore the pretty output, if you desire.</text:p>
      <text:p text:style-name="Code_20_Caption"><text:span text:style-name="T6">Listing</text:span><text:span text:style-name="T4"> </text:span><text:span text:style-name="T6">18-2.</text:span> Testing a<text:span text:style-name="T3"> </text:span>Character by Calling <text:span text:style-name="Code_20_Inline"><text:span text:style-name="T10">std::isalnum</text:span></text:span> </text:p>
      <text:p text:style-name="Code">#include &lt;iostream&gt;</text:p>
      <text:p text:style-name="Code"><text:span text:style-name="Strong_20_Emphasis">#include &lt;locale&gt;</text:span></text:p>
      <text:p text:style-name="Code">#include &lt;map&gt;</text:p>
      <text:p text:style-name="Code">#include &lt;string&gt;</text:p>
      <text:p text:style-name="Code"/>
      <text:p text:style-name="Code">int main()</text:p>
      <text:p text:style-name="Code">{</text:p>
      <text:p text:style-name="P3"><text:span text:style-name="T9"><text:s text:c="2"/></text:span><text:span text:style-name="T17">using count_map = </text:span>std::map&lt;std::string, int&gt;;</text:p>
      <text:p text:style-name="Code"><text:span text:style-name="T9"><text:s text:c="2"/></text:span>count_map counts{};</text:p>
      <text:p text:style-name="Code"/>
      <text:p text:style-name="Code"><text:span text:style-name="T9"><text:s text:c="2"/></text:span>// Read words from the standard input and count the number of times</text:p>
      <text:p text:style-name="Code"><text:span text:style-name="T9"><text:s text:c="2"/></text:span>// each word occurs.</text:p>
      <text:p text:style-name="P3"><text:span text:style-name="T9"><text:s text:c="2"/></text:span>while (std::string word{}; std::cin &gt;&gt; word)</text:p>
      <text:p text:style-name="Code"><text:span text:style-name="T9"><text:s text:c="2"/></text:span>{</text:p>
      <text:p text:style-name="Code"><text:span text:style-name="T9"><text:s text:c="4"/></text:span>// Make a copy of word, keeping only alphabetic characters.</text:p>
      <text:p text:style-name="Code"><text:span text:style-name="T9"><text:s text:c="4"/></text:span>std::string copy{};</text:p>
      <text:p text:style-name="Code"><text:span text:style-name="T9"><text:s text:c="4"/></text:span>for (char ch : word)</text:p>
      <text:p text:style-name="Code"><text:span text:style-name="Strong_20_Emphasis"><text:span text:style-name="T9"><text:s text:c="6"/></text:span></text:span><text:span text:style-name="Strong_20_Emphasis">if (std::isalnum(ch, std::locale{""}</text:span><text:span text:style-name="Strong_20_Emphasis"><text:span text:style-name="T14">)</text:span></text:span><text:span text:style-name="Strong_20_Emphasis">)</text:span></text:p>
      <text:p text:style-name="Code"><text:soft-page-break/><text:span text:style-name="T9"><text:s text:c="8"/></text:span>copy.push_back(ch);</text:p>
      <text:p text:style-name="Code"><text:span text:style-name="T9"><text:s text:c="4"/></text:span>// The "word" might be all punctuation, so the copy would be empty.</text:p>
      <text:p text:style-name="Code"><text:span text:style-name="T9"><text:s text:c="4"/></text:span>// Don't count empty strings.</text:p>
      <text:p text:style-name="Code"><text:span text:style-name="T9"><text:s text:c="4"/></text:span>if (not copy.empty())</text:p>
      <text:p text:style-name="Code"><text:span text:style-name="T9"><text:s text:c="6"/></text:span>++counts[copy];</text:p>
      <text:p text:style-name="Code"><text:span text:style-name="T9"><text:s text:c="2"/></text:span>}</text:p>
      <text:p text:style-name="Code"/>
      <text:p text:style-name="Code"><text:span text:style-name="T9"><text:s text:c="2"/></text:span>// For each word/count pair, print the word &amp; count on one line.</text:p>
      <text:p text:style-name="Code"><text:span text:style-name="T9"><text:s text:c="2"/></text:span>for (auto pair : counts)</text:p>
      <text:p text:style-name="Code"><text:span text:style-name="T9"><text:s text:c="4"/></text:span>std::cout &lt;&lt; pair.first &lt;&lt; '\t' &lt;&lt; pair.second &lt;&lt; '\n';</text:p>
      <text:p text:style-name="Code">}</text:p>
      <text:p text:style-name="Body_20_Text_20_Cont">Now turn your attention to the <text:span text:style-name="Code_20_Inline">std::locale{""}</text:span> argument. The locale directs <text:span text:style-name="Code_20_Inline">std::isalnum</text:span> to the character set it should use to test the character. As you saw in Exploration 17, the character set determines the identity of a character, based on its numeric value. A user can change character sets while a program is running, so the program must keep track of the user’s actual character set and not depend on the character set that was active when you compiled the program.</text:p>
      <text:p text:style-name="Body_20_Text_20_Cont">Download the files that accompany this book and find the text files whose names begin with <text:span text:style-name="Code_20_Inline">sample</text:span>. <text:span text:style-name="Strong_20_Emphasis"><text:span text:style-name="T5">Find the one that best matches the character set you use every day, and select that file as the redirected input to the program.</text:span></text:span> Look for the appearance of the special characters in the output.</text:p>
      <text:p text:style-name="Body_20_Text_20_Cont">Change <text:span text:style-name="Code_20_Inline">locale{""}</text:span> to <text:span text:style-name="Code_20_Inline">locale{}</text:span> in the boldface line of Listing 18-2. Now compile and run the program with the same input.<text:span text:style-name="Strong_20_Emphasis"> </text:span><text:span text:style-name="Strong_20_Emphasis"><text:span text:style-name="T5">Do you see a difference?</text:span></text:span> ________________<text:span text:style-name="Strong_20_Emphasis"> </text:span><text:span text:style-name="Strong_20_Emphasis"><text:span text:style-name="T5">If so, what is the difference?</text:span></text:span></text:p>
      <text:p text:style-name="Unnumbered_20_List">_____________________________________________________________</text:p>
      <text:p text:style-name="Unnumbered_20_List">_____________________________________________________________</text:p>
      <text:p text:style-name="Body_20_Text_20_Cont">Without knowing more about your environment, I can’t tell you what you should expect. If you are using a Unicode character set, you won’t see any difference. The program would not treat any of the special characters as letters, even when you can plainly see they are letters. This is due to the way Unicode is implemented, and Exploration 55 will discuss this topic in depth.</text:p>
      <text:p text:style-name="Body_20_Text_20_Cont">Other users will notice that only one or two strings make it to the output. Western Europeans who use ISO 8859-1 may notice that <text:span text:style-name="Code_20_Inline">ÁÇÐÈ</text:span> is considered a word. Greek users of ISO 8859-7 will see <text:span text:style-name="Code_20_Inline"><text:span text:style-name="T11">ΑΒΓΔΕ</text:span></text:span> as a word.</text:p>
      <text:p text:style-name="Body_20_Text_20_Cont">Power users who know how to change their character sets on the fly can try several different options. You must change the character set that programs use at runtime and the character set that your console uses to display text.</text:p>
      <text:p text:style-name="Body_20_Text_20_Cont"><text:soft-page-break/>What is most noticeable is that the characters the program considers to be letters vary from one character set to another. But after all, that’s the idea of different character sets. The knowledge of which characters are letters in which character sets is embodied in the locale.</text:p>
      <text:h text:style-name="Heading_20_1" text:outline-level="1"><text:bookmark-start text:name="locales"/><text:bookmark-end text:name="set1"/>Locales</text:h>
      <text:p text:style-name="Body_20_Text_20_First">In C++, a<text:span text:style-name="T3"> </text:span><text:span text:style-name="Emphasis"><text:span text:style-name="T12">locale</text:span></text:span> is a<text:span text:style-name="T3"> </text:span>collection of information pertaining to a<text:span text:style-name="T3"> </text:span>culture, region, and language. The locale includes information about</text:p>
      <text:list xml:id="list90895246" text:style-name="WW8Num2">
        <text:list-item>
          <text:p text:style-name="P6">formatting numbers, currency, dates, and time</text:p>
        </text:list-item>
        <text:list-item>
          <text:p text:style-name="P7">classifying characters (letter, digit, punctuation, etc.)</text:p>
        </text:list-item>
        <text:list-item>
          <text:p text:style-name="P6">converting characters from uppercase to lowercase and <text:span text:style-name="Emphasis"><text:span text:style-name="T13">vice versa</text:span></text:span></text:p>
        </text:list-item>
        <text:list-item>
          <text:p text:style-name="P6">sorting text (e.g., is <text:span text:style-name="Code_20_Inline">'A'</text:span> less than, equal to, or greater than <text:span text:style-name="Code_20_Inline">'Å'</text:span>?)</text:p>
        </text:list-item>
        <text:list-item>
          <text:p text:style-name="P6">message catalogs (for translations of strings that your program uses)</text:p>
        </text:list-item>
      </text:list>
      <text:p text:style-name="Body_20_Text_20_Cont">Every C++ program begins with a minimal, standard locale, which is known as the <text:span text:style-name="Emphasis"><text:span text:style-name="T12">classic</text:span></text:span> or <text:span text:style-name="Code_20_Inline">"C"</text:span> locale. The <text:span text:style-name="Code_20_Inline">std::locale::classic()</text:span> function returns the classic locale. The unnamed locale, <text:span text:style-name="Code_20_Inline">std::locale{""</text:span><text:span text:style-name="Code_20_Inline"><text:span text:style-name="T20">}</text:span></text:span>, is the <text:span text:style-name="T14">collection of the </text:span>user’s preferences that C++ obtains from the host operating system. The locale with the empty-string argument is often known as the <text:span text:style-name="Emphasis"><text:span text:style-name="T12">native</text:span></text:span> locale.</text:p>
      <text:p text:style-name="Body_20_Text_20_Cont">The advantage of the classic locale is that its behavior is known and fixed. If your program must read data in a fixed format, you don’t want the user’s preferences getting in the way. By contrast, the advantage of the native format is that the user chose those preferences for a reason and wants to see program output follow that format. A user who always specifies a date as day/month/year doesn’t want a program printing month/day/year simply because that’s the convention in the programmer’s home country.</text:p>
      <text:p text:style-name="Body_20_Text_20_Cont">Thus, the classic format is often used for reading and writing data files, and the native format is best used to interpret input from the user and to present output directly to the user.</text:p>
      <text:p text:style-name="Body_20_Text_20_Cont">Every I/O stream has its own <text:span text:style-name="Code_20_Inline">locale</text:span> object. To affect the stream’s <text:span text:style-name="Code_20_Inline">locale</text:span>, call its <text:span text:style-name="Code_20_Inline">imbue</text:span> function, passing the <text:span text:style-name="Code_20_Inline">locale</text:span> object as the sole argument.</text:p>
      <text:p text:style-name="Note_2f_Tip_2f_Caution"><text:soft-page-break/><text:span text:style-name="Dingbat_20_Symbol"><text:span text:style-name="T8"></text:span></text:span><text:span text:style-name="T6">Note</text:span><text:span text:style-name="T3"><text:tab/></text:span>You read that correctly: <text:span text:style-name="Code_20_Inline">imbue</text:span>, not <text:span text:style-name="Code_20_Inline">setlocale</text:span> or <text:span text:style-name="Code_20_Inline">setloc</text:span>—given that the <text:span text:style-name="Code_20_Inline">getloc</text:span> function returns a<text:span text:style-name="T3"> </text:span>stream’s current locale—or anything else that might be easy to remember. On the other hand, <text:span text:style-name="Code_20_Inline">imbue</text:span> is such an unusual name for a<text:span text:style-name="T3"> </text:span>member function, you may remember it for that reason alone.</text:p>
      <text:p text:style-name="Body_20_Text_20_Cont">In other words, when C++ starts up, it initializes each stream with the classic locale, as follows:</text:p>
      <text:p text:style-name="Code">std::cin.imbue(std::locale::classic());</text:p>
      <text:p text:style-name="Code">std::cout.imbue(std::locale::classic());</text:p>
      <text:p text:style-name="Body_20_Text_20_Cont">Suppose you want to change the output stream to adopt the user’s native locale. Do this using the following statement at the start of your program:</text:p>
      <text:p text:style-name="Code">std::cout.imbue(std::locale{""});</text:p>
      <text:p text:style-name="Body_20_Text_20_Cont">For example, suppose you have to write a program that reads a list of numbers from the standard input and computes the sum. The numbers are raw data from a scientific instrument, so they are written as digit strings. Therefore, you should continue to use the classic locale to read the input stream. The output is for the user’s benefit, so the output should use the native locale.</text:p>
      <text:p text:style-name="Body_20_Text_20_Cont"><text:span text:style-name="Strong_20_Emphasis"><text:span text:style-name="T5">Write the program and try it with very large numbers, so the output will be greater than 1000. What does the program print as its output?</text:span></text:span> ________________</text:p>
      <text:p text:style-name="Body_20_Text_20_Cont">See Listing 18-3 for my approach to solving this problem.</text:p>
      <text:p text:style-name="Code_20_Caption"><text:span text:style-name="T6">Listing</text:span><text:span text:style-name="T4"> </text:span><text:span text:style-name="T6">18-3.</text:span> Using the Native Locale for Output</text:p>
      <text:p text:style-name="Code">#include &lt;iostream&gt;</text:p>
      <text:p text:style-name="Code">#include &lt;locale&gt;</text:p>
      <text:p text:style-name="Code"/>
      <text:p text:style-name="Code">int main()</text:p>
      <text:p text:style-name="Code">{</text:p>
      <text:p text:style-name="Code"><text:span text:style-name="T9"><text:s text:c="2"/></text:span>std::cout.imbue(std::locale{""});</text:p>
      <text:p text:style-name="P2"/>
      <text:p text:style-name="Code"><text:span text:style-name="T9"><text:s text:c="2"/></text:span>int sum{0};</text:p>
      <text:p text:style-name="P3"><text:span text:style-name="T9"><text:s text:c="2"/></text:span>while (int x{}; std::cin &gt;&gt; x)</text:p>
      <text:p text:style-name="Code"><text:span text:style-name="T9"><text:s text:c="4"/></text:span>sum = sum + x;</text:p>
      <text:p text:style-name="Code"><text:span text:style-name="T9"><text:s text:c="2"/></text:span>std::cout &lt;&lt; "sum = " &lt;&lt; sum &lt;&lt; '\n';</text:p>
      <text:p text:style-name="Code">}</text:p>
      <text:p text:style-name="Body_20_Text_20_Cont">When I run the program in Listing 18-3 in my default locale (United States), I get the following result:</text:p>
      <text:p text:style-name="Code"><text:soft-page-break/>sum = 1,234,567</text:p>
      <text:p text:style-name="Body_20_Text_20_Cont">Notice the commas that separate thousands. In some European countries, you might see the following instead:</text:p>
      <text:p text:style-name="Code">sum = 1.234.567</text:p>
      <text:p text:style-name="Body_20_Text_20_Cont">You should obtain a result that conforms to native customs, or at least follows the preferences that you set in your host operating system.</text:p>
      <text:p text:style-name="Body_20_Text_20_Cont">When you use the native locale, I recommend defining a variable of type <text:span text:style-name="Code_20_Inline">std::locale</text:span> in which to store it. You can pass this variable to <text:span text:style-name="Code_20_Inline">isalnum</text:span>, <text:span text:style-name="Code_20_Inline">imbue</text:span>, or other functions. By creating this variable and distributing copies of it, your program has to query the operating system for your preferences only once, not every time you need the <text:span text:style-name="Code_20_Inline">locale</text:span>. Thus, the main loop ends up looking something like Listing 18-4.</text:p>
      <text:p text:style-name="Code_20_Caption"><text:span text:style-name="T6">Listing</text:span><text:change-start text:change-id="ct94532939268176"/><text:span text:style-name="T6"> </text:span><text:change-end text:change-id="ct94532939268176"/><text:span text:style-name="T6">18-4.</text:span> Creating and Sharing a<text:span text:style-name="T3"> </text:span>Single Locale Object</text:p>
      <text:p text:style-name="Code">#include &lt;iostream&gt;</text:p>
      <text:p text:style-name="Code">#include &lt;locale&gt;</text:p>
      <text:p text:style-name="Code">#include &lt;map&gt;</text:p>
      <text:p text:style-name="Code">#include &lt;string&gt;</text:p>
      <text:p text:style-name="Code"/>
      <text:p text:style-name="Code">int main()</text:p>
      <text:p text:style-name="Code">{</text:p>
      <text:p text:style-name="P4"><text:span text:style-name="T9"><text:s text:c="2"/></text:span><text:span text:style-name="T18">using count_map = </text:span>std::map&lt;std::string, int&gt;;</text:p>
      <text:p text:style-name="Code"/>
      <text:p text:style-name="Code"><text:span text:style-name="Strong_20_Emphasis"><text:span text:style-name="T9"><text:s text:c="2"/></text:span></text:span><text:span text:style-name="Strong_20_Emphasis">std::locale native{""}; <text:s text:c="8"/>// </text:span><text:span text:style-name="Strong_20_Emphasis"><text:span text:style-name="T19">G</text:span></text:span><text:span text:style-name="Strong_20_Emphasis">et the native locale.</text:span></text:p>
      <text:p text:style-name="Code"><text:span text:style-name="Strong_20_Emphasis"><text:span text:style-name="T9"><text:s text:c="2"/></text:span></text:span><text:span text:style-name="Strong_20_Emphasis">std::cin.imbue(native); <text:s text:c="8"/>// </text:span><text:span text:style-name="Strong_20_Emphasis"><text:span text:style-name="T19">I</text:span></text:span><text:span text:style-name="Strong_20_Emphasis">nterpret the input and output according</text:span></text:p>
      <text:p text:style-name="Code"><text:span text:style-name="Strong_20_Emphasis"><text:span text:style-name="T9"><text:s text:c="2"/></text:span></text:span><text:span text:style-name="Strong_20_Emphasis">std::cout.imbue(native); <text:s text:c="7"/>// </text:span><text:span text:style-name="Strong_20_Emphasis"><text:span text:style-name="T22">to </text:span></text:span><text:span text:style-name="Strong_20_Emphasis">the native locale.</text:span></text:p>
      <text:p text:style-name="Code"/>
      <text:p text:style-name="Code"><text:span text:style-name="T9"><text:s text:c="2"/></text:span>count_map counts{};</text:p>
      <text:p text:style-name="Code"/>
      <text:p text:style-name="Code"><text:span text:style-name="T9"><text:s text:c="2"/></text:span>// Read words from the standard input and count the number of times</text:p>
      <text:p text:style-name="Code"><text:span text:style-name="T9"><text:s text:c="2"/></text:span>// each word occurs.</text:p>
      <text:p text:style-name="P4"><text:span text:style-name="T9"><text:s text:c="2"/></text:span>while (std::string word{}; std::cin &gt;&gt; word)</text:p>
      <text:p text:style-name="Code"><text:span text:style-name="T9"><text:s text:c="2"/></text:span>{</text:p>
      <text:p text:style-name="Code"><text:span text:style-name="T9"><text:s text:c="4"/></text:span>// Make a copy of word, keeping only alphabetic characters.</text:p>
      <text:p text:style-name="Code"><text:span text:style-name="T9"><text:s text:c="4"/></text:span>std::string copy{};</text:p>
      <text:p text:style-name="Code"><text:span text:style-name="T9"><text:s text:c="4"/></text:span>for (char ch : word)</text:p>
      <text:p text:style-name="Code"><text:span text:style-name="Strong_20_Emphasis"><text:span text:style-name="T9"><text:s text:c="6"/></text:span></text:span><text:span text:style-name="Strong_20_Emphasis">if (std::isalnum(ch, native))</text:span></text:p>
      <text:p text:style-name="Code"><text:span text:style-name="T9"><text:s text:c="8"/></text:span>copy.<text:span text:style-name="T16">push</text:span>_back(ch);</text:p>
      <text:p text:style-name="Code"><text:span text:style-name="T9"><text:s text:c="4"/></text:span>// The "word" might be all punctuation, so the copy would be empty.</text:p>
      <text:p text:style-name="Code"><text:span text:style-name="T9"><text:s text:c="4"/></text:span>// Don't count empty strings.</text:p>
      <text:p text:style-name="Code"><text:span text:style-name="T9"><text:s text:c="4"/></text:span>if (not copy.empty())</text:p>
      <text:p text:style-name="Code"><text:span text:style-name="T9"><text:s text:c="6"/></text:span>++counts[copy];</text:p>
      <text:p text:style-name="Code"><text:span text:style-name="T9"><text:s text:c="2"/></text:span>}</text:p>
      <text:p text:style-name="Code"><text:soft-page-break/></text:p>
      <text:p text:style-name="Code"><text:span text:style-name="T9"><text:s text:c="2"/></text:span>// For each word/count pair, print the word &amp; count on one line.</text:p>
      <text:p text:style-name="Code"><text:span text:style-name="T9"><text:s text:c="2"/></text:span>for (auto pair : counts)</text:p>
      <text:p text:style-name="Code"><text:span text:style-name="T9"><text:s text:c="4"/></text:span>std::cout &lt;&lt; pair.first &lt;&lt; '\t' &lt;&lt; pair.second &lt;&lt; '\n';</text:p>
      <text:p text:style-name="Code">}</text:p>
      <text:p text:style-name="Body_20_Text_20_Cont">The next step toward improving the word-counting program is to ignore case differences, so the program does not count the word <text:span text:style-name="Code_20_Inline">The</text:span> as different from <text:span text:style-name="Code_20_Inline">the</text:span>. It turns out this problem is trickier than it first appears, so it deserves an entire Exploration of its own.</text:p>
      <text:p text:style-name="Body_20_Text_20_Cont"><text:bookmark-end text:name="local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Times New Roman'" style:font-family-generic="swiss" style:font-pitch="variable" fo:letter-spacing="-0.0138in" fo:font-weight="normal" style:font-weight-asian="normal" style:font-name-complex="HelveticaNeue MediumCond1"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fo:language="en" fo:country="US" fo:font-weight="bold" style:font-weight-asian="bold" style:font-name-complex="HelveticaNeue MediumCond1"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style:font-name-complex="HelveticaNeue MediumCond1"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Courier New'" style:font-family-generic="modern" fo:font-size="10pt" fo:language="en" fo:country="GB" style:font-size-asian="10pt" style:font-name-complex="Courier" style:font-family-complex="Courier, 'Courier New'" style:font-family-generic-complex="modern"/>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fo:font-family="Courier, 'Courier New'" style:font-family-generic="modern" fo:language="en" fo:country="GB" style:font-name-complex="Courier" style:font-family-complex="Courier, 'Courier New'" style:font-family-generic-complex="modern"/>
    </style:style>
    <style:style style:name="sy4" style:family="text"/>
    <style:style style:name="me2" style:family="text"/>
    <style:style style:name="br0" style:family="text"/>
    <style:style style:name="st0" style:family="text"/>
    <style:style style:name="Emphasis" style:family="text">
      <style:text-properties fo:font-style="italic" style:font-style-asian="italic" style:font-style-complex="italic"/>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bfbfbf" style:font-name="ZapfDingbats1" fo:font-size="14pt" officeooo:paragraph-rsid="00039c26" style:font-name-asian="ZapfDingbats1" style:font-size-asian="14pt" style:font-name-complex="ZapfDingbats1" style:font-size-complex="14pt"/>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18</text:p>
        <text:p text:style-name="MP1"></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9-08T05:47:00</meta:creation-date>
    <dc:creator>Ray Lischner</dc:creator>
    <dc:date>2020-03-16T09:00:57.232385821</dc:date>
    <meta:print-date>2009-03-19T10:05:00</meta:print-date>
    <meta:editing-cycles>12</meta:editing-cycles>
    <meta:editing-duration>PT4H29M2S</meta:editing-duration>
    <meta:generator>LibreOffice/6.3.3.2.0$Linux_X86_64 LibreOffice_project/30$Build-2</meta:generator>
    <meta:document-statistic meta:table-count="0" meta:image-count="0" meta:object-count="0" meta:page-count="9" meta:paragraph-count="171" meta:word-count="2375" meta:character-count="14847" meta:non-whitespace-character-count="12301"/>
    <meta:user-defined meta:name="Chapter Number">18</meta:user-defined>
    <meta:user-defined meta:name="ContentType">Document</meta:user-defined>
  </office:meta>
</office:document-meta>
</file>